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2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6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6" table:default-cell-style-name="ce51"/>
        <table:table-column table:style-name="co8" table:default-cell-style-name="ce51"/>
        <table:table-column table:style-name="co9" table:number-columns-repeated="55" table:default-cell-style-name="ce51"/>
        <table:table-row table:style-name="ro1"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2"/>
          <table:table-cell table:style-name="ce64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5" office:value-type="string" calcext:value-type="string">
            <text:p>Mens. 08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09-05" calcext:value-type="date">
            <text:p>05/09/2024</text:p>
          </table:table-cell>
          <table:table-cell table:style-name="ce59" table:formula="of:=[.C2]-[.F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5" office:value-type="string" calcext:value-type="string">
            <text:p>Mens. 09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10-04" calcext:value-type="date">
            <text:p>04/10/2024</text:p>
          </table:table-cell>
          <table:table-cell table:style-name="ce59" table:formula="of:=[.C3]-[.F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5" office:value-type="string" calcext:value-type="string">
            <text:p>Mens. 10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11-06" calcext:value-type="date">
            <text:p>06/11/2024</text:p>
          </table:table-cell>
          <table:table-cell table:style-name="ce59" table:formula="of:=[.C4]-[.F4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5" office:value-type="string" calcext:value-type="string">
            <text:p>Mens. 11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12-05" calcext:value-type="date">
            <text:p>05/12/2024</text:p>
          </table:table-cell>
          <table:table-cell table:style-name="ce59" table:formula="of:=[.C5]-[.F5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5" office:value-type="string" calcext:value-type="string">
            <text:p>Mens. 12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1-03" calcext:value-type="date">
            <text:p>03/01/2025</text:p>
          </table:table-cell>
          <table:table-cell table:style-name="ce59" table:formula="of:=[.C6]-[.F6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5" office:value-type="string" calcext:value-type="string">
            <text:p>Mens. 01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2-07" calcext:value-type="date">
            <text:p>07/02/2025</text:p>
          </table:table-cell>
          <table:table-cell table:style-name="ce59" table:formula="of:=[.C7]-[.F7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5" office:value-type="string" calcext:value-type="string">
            <text:p>Mens. 02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3-06" calcext:value-type="date">
            <text:p>06/03/2025</text:p>
          </table:table-cell>
          <table:table-cell table:style-name="ce59" table:formula="of:=[.C8]-[.F8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5" office:value-type="string" calcext:value-type="string">
            <text:p>Mens. 03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4-03" calcext:value-type="date">
            <text:p>03/04/2025</text:p>
          </table:table-cell>
          <table:table-cell table:style-name="ce59" table:formula="of:=[.C9]-[.F9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5" office:value-type="string" calcext:value-type="string">
            <text:p>Mens. 04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5-07" calcext:value-type="date">
            <text:p>07/05/2025</text:p>
          </table:table-cell>
          <table:table-cell table:style-name="ce59" table:formula="of:=[.C10]-[.F10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Mens. 05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6-09" calcext:value-type="date">
            <text:p>09/06/2025</text:p>
          </table:table-cell>
          <table:table-cell table:style-name="ce59" table:formula="of:=[.C11]-[.F11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5" office:value-type="string" calcext:value-type="string">
            <text:p>Mens. 06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7-16" calcext:value-type="date">
            <text:p>16/07/2025</text:p>
          </table:table-cell>
          <table:table-cell table:style-name="ce59" table:formula="of:=[.C12]-[.F1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8-11" calcext:value-type="date">
            <text:p>11/08/2025</text:p>
          </table:table-cell>
          <table:table-cell table:style-name="ce59" table:formula="of:=[.C13]-[.F1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9-04" calcext:value-type="date">
            <text:p>04/09/2025</text:p>
          </table:table-cell>
          <table:table-cell table:style-name="ce59" table:formula="of:=[.C14]-[.F14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ce70" office:value-type="string" calcext:value-type="string">
            <text:p>TOTAL</text:p>
          </table:table-cell>
          <table:table-cell table:style-name="ce58" table:formula="of:=SUM([.H2:.H14])" office:value-type="float" office:value="0" calcext:value-type="float">
            <text:p>-</text:p>
          </table:table-cell>
          <table:table-cell table:style-name="ce64"/>
          <table:table-cell table:style-name="ce72" table:number-columns-repeated="55"/>
        </table:table-row>
        <table:table-row table:style-name="ro3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Default" table:number-columns-repeated="3"/>
          <table:table-cell table:style-name="ce72" table:number-columns-repeated="55"/>
        </table:table-row>
        <table:table-row table:style-name="ro4">
          <table:table-cell table:style-name="ce52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31986">
          <table:table-cell table:style-name="ce53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1016572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min-integer-digits="1"/>
    </number:number-style>
    <number:number-style style:name="N118P1" style:volatile="true">
      <number:number number:min-integer-digits="1"/>
    </number:number-style>
    <number:number-style style:name="N118">
      <number:text>- DM""""""""""""""""""""""""""""""""""""""""""""""""""</number:text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2" number:min-decimal-places="2" number:min-integer-digits="1" number:grouping="true"/>
    </number:number-style>
    <number:number-style style:name="N14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text>R$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month number:textual="true"/>
      <number:text> </number:text>
      <number:year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">
      <number:text>- 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0"/>
      <number:text> </number:text>
      <style:map style:condition="value()&gt;0" style:apply-style-name="N171P0"/>
      <style:map style:condition="value()&lt;0" style:apply-style-name="N171P1"/>
    </number:number-style>
    <number:date-style style:name="N172">
      <number:day number:style="long"/>
      <number:text>. </number:text>
      <number:month number:textual="true"/>
      <number:text> </number:text>
      <number:year/>
    </number:date-style>
    <number:number-style style:name="N173P0" style:volatile="true">
      <number:number number:min-integer-digits="1"/>
    </number:number-style>
    <number:number-style style:name="N173P1" style:volatile="true">
      <number:number number:min-integer-digits="1"/>
    </number:number-style>
    <number:number-style style:name="N17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" style:font-size-asian="10pt" style:language-asian="pt" style:country-asian="BR" style:font-style-asian="normal" style:font-weight-asian="normal" style:font-name-complex="Tahoma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9-04">00/00/0000</text:date></text:span><text:span text:style-name="MT2"><text:s/>- </text:span><text:span text:style-name="MT2"><text:time style:data-style-name="N2" text:time-value="14:55:29.623378600">00:00:00</text:time></text:span><text:span text:style-name="MT2"><text:s/></text:span></text:p>
        </style:region-center>
        <style:region-right>
          <text:p><text:span text:style-name="MT4">José Israel da Silva 3479181988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osé Israel da Silva 34791819888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 style:data-style-name="N2" text:time-value="14:55:29.632223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34:44</meta:creation-date>
    <dc:date>2025-09-04T14:55:46.818995400</dc:date>
    <dc:language>pt-PT</dc:language>
    <meta:editing-cycles>435</meta:editing-cycles>
    <meta:editing-duration>PT12H54M3S</meta:editing-duration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